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3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oseph Blumentha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8, 1891</text:p>
      <text:p text:style-name="P5">Month<text:tab/><text:tab/><text:tab/><text:tab/><text:tab/><text:tab/>April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Albany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STATE OF NEW YORK./</text:p>
      <text:p text:style-name="P2">ASSEMBLY CHAMBER./</text:p>
      <text:p text:style-name="P2">[Seal of the State of New York]/</text:p>
      <text:p text:style-name="P3">ALBANY,/</text:p>
      <text:p text:style-name="P3">April 8th 1891/</text:p>
      <text:p text:style-name="P2">My dear Dr/</text:p>
      <text:p text:style-name="P2"><text:tab/>Please let me know as/ soon as possible whether Wiener/ will still come back to Seminary/ if provision is made for his support--/ I want to let Mr Nieto know as/ soon as I can--please return/ Mr Nietos letter--I also send/ you letters of Dr Kohut &amp; Mr Schiff/ what think you--let me also/ have these letters back--/ In great haste/ Yours/ Joseph Blumentha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4:03:13.94</meta:creation-date>
    <meta:document-statistic meta:table-count="0" meta:image-count="0" meta:object-count="0" meta:page-count="2" meta:paragraph-count="67" meta:word-count="253" meta:character-count="1719"/>
    <dc:date>2011-11-23T14:06:46.60</dc:date>
    <dc:creator>Penn Libraries</dc:creator>
    <meta:editing-duration>PT00H03M32S</meta:editing-duration>
    <meta:editing-cycles>1</meta:editing-cycles>
    <meta:generator>OpenOffice.org/3.2$Win32 OpenOffice.org_project/320m12$Build-9483</meta:generator>
  </office:meta>
</office:document-meta>
</file>